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7CC42AE577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  <style:style style:name="P3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0.48cm" svg:height="18.212cm" svg:x="0cm" svg:y="0cm">
          <draw:image xlink:href="Pictures/10000000000007800000047CC42AE577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>
            <draw:text-box>
              <text:p text:style-name="P2"><text:span text:style-name="T1">Again we have : </text:span>Client coed with Adaptee</text:p>
              <text:p text:style-name="P2"/>
              <text:p text:style-name="P2">Specific Request from Adaptee</text:p>
              <text:p text:style-name="P2"/>
              <text:p text:style-name="P2">Client code with Adapter </text:p>
              <text:p text:style-name="P2">Adapter Specific Request from Adaptee .. without all the br tags</text:p>
              <text:p text:style-name="P2"/>
              <text:p text:style-name="P2">My name is Ray Always code with a smile</text:p>
            </draw:text-box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0.48cm" svg:height="18.212cm" svg:x="0cm" svg:y="0cm">
          <draw:image xlink:href="Pictures/10000000000007800000047CC42AE577.jpg" xlink:type="simple" xlink:show="embed" xlink:actuate="onLoad" draw:mime-type="image/jpeg">
            <text:p/>
          </draw:image>
        </draw:frame>
        <draw:frame draw:name="Media object 1" draw:style-name="gr3" draw:layer="layout" svg:width="0.254cm" svg:height="0.254cm" svg:x="0.254cm" svg:y="0.254cm">
          <draw:plugin xlink:href="../open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>
            <draw:text-box>
              <text:p text:style-name="P2"><text:span text:style-name="T1">Again we have : </text:span>Client coed with Adaptee</text:p>
              <text:p text:style-name="P2"/>
              <text:p text:style-name="P2">Specific Request from Adaptee</text:p>
              <text:p text:style-name="P2"/>
              <text:p text:style-name="P2">Client code with Adapter </text:p>
              <text:p text:style-name="P2">Adapter Specific Request from Adaptee .. without all the br tags</text:p>
              <text:p text:style-name="P2"/>
              <text:p text:style-name="P2">My name is Ray Always code with a smile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6T17:10:30.584542789</meta:creation-date>
    <dc:date>2026-02-09T13:50:19.722066001</dc:date>
    <meta:editing-duration>PT1H15M10S</meta:editing-duration>
    <meta:editing-cycles>8</meta:editing-cycles>
    <meta:generator>LibreOffice/24.2.7.2$Linux_X86_64 LibreOffice_project/420$Build-2</meta:generator>
    <meta:document-statistic meta:object-count="28"/>
  </office:meta>
</office:document-meta>
</file>